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Long_20_Dash" svg:stroke-linecap="butt" draw:fill="none" loext:fill-use-slide-background="false" draw:textarea-horizontal-align="justify" draw:textarea-vertical-align="middle" draw:auto-grow-height="false" fo:min-height="10.863cm" fo:min-width="6.802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023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7cm" fo:min-width="1.451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301cm" fo:min-width="2.91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stroke="solid" svg:stroke-color="#000000" draw:fill="solid" draw:fill-color="#999999" draw:auto-grow-height="true" draw:auto-grow-width="false" fo:min-height="0.556cm" loext:decorative="fals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999999" draw:auto-grow-height="true" draw:auto-grow-width="false" fo:min-height="1.21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999999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000000" loext:opacity="100%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loext:opacity="100%" fo:font-size="14pt" style:font-size-asian="14pt" style:font-size-complex="14pt"/>
    </style:style>
    <style:style style:name="T3" style:family="text">
      <style:text-properties style:font-name="Courier New" fo:font-size="13pt" style:font-size-asian="13pt" style:font-size-complex="13pt"/>
    </style:style>
    <style:style style:name="T4" style:family="text">
      <style:text-properties fo:color="#0000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11.113cm" svg:x="7.605cm" svg:y="11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23cm" svg:height="1.27cm" svg:x="3.407cm" svg:y="6.227cm">
          <text:p text:style-name="P2"><text:span text:style-name="T1">.jav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757cm" svg:height="1.253cm" svg:x="9.825cm" svg:y="6.262cm">
          <text:p text:style-name="P2"><text:span text:style-name="T1">.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93cm" svg:y1="6.862cm" svg:x2="9.825cm" svg:y2="6.889cm" draw:start-shape="id1" draw:start-glue-point="1" draw:end-shape="id2" draw:end-glue-point="6" svg:d="M5930 6862h1947v27h1948" svg:viewBox="0 0 3896 28">
          <text:p/>
        </draw:connector>
        <draw:custom-shape draw:style-name="gr5" draw:text-style-name="P3" xml:id="id3" draw:id="id3" draw:layer="layout" svg:width="4.822cm" svg:height="2.191cm" svg:x="8.825cm" svg:y="12.562cm">
          <text:p text:style-name="P2"><text:span text:style-name="T2">Transformed</text:span></text:p>
          <text:p text:style-name="P2"><text:span text:style-name="T1">.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1.204cm" svg:y1="7.515cm" svg:x2="11.236cm" svg:y2="12.562cm" draw:start-shape="id2" draw:start-glue-point="8" draw:end-shape="id3" draw:end-glue-point="4" svg:d="M11204 7515v2523h32v2524" svg:viewBox="0 0 33 5048">
          <text:p/>
        </draw:connector>
        <draw:frame draw:style-name="gr7" draw:text-style-name="P4" draw:layer="layout" svg:width="4.232cm" svg:height="0.806cm" svg:x="9.213cm" svg:y="9.299cm">
          <draw:text-box>
            <text:p text:style-name="P3"><text:span text:style-name="T1">class loader</text:span></text:p>
          </draw:text-box>
        </draw:frame>
        <draw:frame draw:style-name="gr7" draw:text-style-name="P4" xml:id="id4" draw:id="id4" draw:layer="layout" svg:width="4.022cm" svg:height="0.806cm" svg:x="9.213cm" svg:y="16.299cm">
          <draw:text-box>
            <text:p text:style-name="P3"><text:span text:style-name="T1">executing code</text:span></text:p>
          </draw:text-box>
        </draw:frame>
        <draw:frame draw:style-name="gr8" draw:text-style-name="P4" xml:id="id5" draw:id="id5" draw:layer="layout" svg:width="4.022cm" svg:height="1.468cm" svg:x="9.213cm" svg:y="18.899cm">
          <draw:text-box>
            <text:p text:style-name="P3"><text:span text:style-name="T1">machine code</text:span></text:p>
            <text:p text:style-name="P3"><text:span text:style-name="T3">110100101010</text:span></text:p>
          </draw:text-box>
        </draw:frame>
        <draw:frame draw:style-name="gr9" draw:text-style-name="P6" draw:layer="layout" svg:width="3.492cm" svg:height="0.952cm" svg:x="11.14cm" svg:y="14.905cm">
          <draw:text-box>
            <text:p text:style-name="P5"><text:span text:style-name="T4">interpreter</text:span></text:p>
          </draw:text-box>
        </draw:frame>
        <draw:frame draw:style-name="gr9" draw:text-style-name="P6" draw:layer="layout" svg:width="3.472cm" svg:height="0.952cm" svg:x="11.16cm" svg:y="17.505cm">
          <draw:text-box>
            <text:p text:style-name="P5"><text:span text:style-name="T4">JIT compiler</text:span></text:p>
          </draw:text-box>
        </draw:frame>
        <draw:connector draw:style-name="gr10" draw:text-style-name="P1" draw:layer="layout" svg:x1="11.236cm" svg:y1="14.753cm" svg:x2="11.224cm" svg:y2="16.299cm" draw:start-shape="id3" draw:start-glue-point="8" draw:end-shape="id4" draw:end-glue-point="0" svg:d="M11236 14753v773h-12v773" svg:viewBox="0 0 13 1547">
          <text:p/>
        </draw:connector>
        <draw:connector draw:style-name="gr11" draw:text-style-name="P1" draw:layer="layout" svg:x1="11.224cm" svg:y1="17.105cm" svg:x2="11.224cm" svg:y2="18.899cm" draw:start-shape="id4" draw:start-glue-point="2" draw:end-shape="id5" draw:end-glue-point="0" svg:d="M11224 17105v1794" svg:viewBox="0 0 1 1795">
          <text:p/>
        </draw:connector>
        <draw:frame draw:style-name="gr12" draw:text-style-name="P6" draw:layer="layout" svg:width="3.952cm" svg:height="0.806cm" svg:x="11.34cm" svg:y="11.005cm">
          <draw:text-box>
            <text:p text:style-name="P5"><text:span text:style-name="T4">JVM process</text:span></text:p>
          </draw:text-box>
        </draw:frame>
        <draw:frame draw:style-name="gr7" draw:text-style-name="P4" draw:layer="layout" svg:width="1.905cm" svg:height="0.806cm" svg:x="6.912cm" svg:y="6.399cm">
          <draw:text-box>
            <text:p text:style-name="P3"><text:span text:style-name="T1">java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4:32:48.561937480</meta:creation-date>
    <dc:date>2024-12-05T17:09:06.576451546</dc:date>
    <meta:editing-duration>PT2H9M</meta:editing-duration>
    <meta:editing-cycles>6</meta:editing-cycles>
    <meta:generator>LibreOffice/24.8.3.2$MacOSX_X86_64 LibreOffice_project/48a6bac9e7e268aeb4c3483fcf825c94556d9f92</meta:generator>
    <meta:document-statistic meta:object-count="15"/>
  </office:meta>
</office:document-meta>
</file>